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92ed" officeooo:paragraph-rsid="000f92ed"/>
    </style:style>
    <style:style style:name="P2" style:family="paragraph" style:parent-style-name="Standard">
      <style:paragraph-properties fo:text-align="center" style:justify-single-word="false"/>
      <style:text-properties fo:font-size="14pt" fo:font-weight="bold" officeooo:rsid="000f92ed" officeooo:paragraph-rsid="000f92ed" style:font-size-asian="14pt" style:font-weight-asian="bold" style:font-size-complex="14pt" style:font-weight-complex="bold"/>
    </style:style>
    <style:style style:name="P3" style:family="paragraph" style:parent-style-name="Standard">
      <style:text-properties style:font-name="Liberation Serif" fo:font-size="12pt" fo:font-weight="bold" officeooo:rsid="000f92ed" officeooo:paragraph-rsid="000f92ed" style:font-size-asian="12pt" style:font-weight-asian="bold" style:font-size-complex="12pt" style:font-weight-complex="bold"/>
    </style:style>
    <style:style style:name="P4" style:family="paragraph" style:parent-style-name="Standard">
      <style:text-properties style:font-name="Liberation Serif" fo:font-size="12pt" fo:font-weight="bold" officeooo:rsid="000f92ed" officeooo:paragraph-rsid="0011204e" style:font-size-asian="12pt" style:font-weight-asian="bold" style:font-size-complex="12pt" style:font-weight-complex="bold"/>
    </style:style>
    <style:style style:name="P5" style:family="paragraph" style:parent-style-name="Standard">
      <style:text-properties style:font-name="Liberation Serif" fo:font-size="12pt" fo:font-weight="bold" officeooo:rsid="0011204e" officeooo:paragraph-rsid="0011204e" style:font-size-asian="12pt" style:font-weight-asian="bold" style:font-size-complex="12pt" style:font-weight-complex="bold"/>
    </style:style>
    <style:style style:name="P6" style:family="paragraph" style:parent-style-name="Standard">
      <style:text-properties style:font-name="Liberation Serif" fo:font-size="12pt" fo:font-weight="bold" officeooo:rsid="0011204e" officeooo:paragraph-rsid="0012afcc" style:font-size-asian="12pt" style:font-weight-asian="bold" style:font-size-complex="12pt" style:font-weight-complex="bold"/>
    </style:style>
    <style:style style:name="P7" style:family="paragraph" style:parent-style-name="Standard">
      <style:text-properties style:font-name="Liberation Serif" fo:font-size="12pt" fo:font-weight="normal" officeooo:rsid="000f92ed" officeooo:paragraph-rsid="000f92ed" style:font-size-asian="12pt" style:font-weight-asian="normal" style:font-size-complex="12pt" style:font-weight-complex="normal"/>
    </style:style>
    <style:style style:name="P8" style:family="paragraph" style:parent-style-name="Standard">
      <style:text-properties style:font-name="Liberation Serif" fo:font-size="12pt" fo:font-weight="normal" officeooo:rsid="0011204e" officeooo:paragraph-rsid="0011204e" style:font-size-asian="12pt" style:font-weight-asian="normal" style:font-size-complex="12pt" style:font-weight-complex="normal"/>
    </style:style>
    <style:style style:name="P9" style:family="paragraph" style:parent-style-name="Standard">
      <style:text-properties style:font-name="Liberation Serif" fo:font-size="12pt" fo:font-weight="normal" officeooo:rsid="0011204e" officeooo:paragraph-rsid="0012afcc" style:font-size-asian="12pt" style:font-weight-asian="normal" style:font-size-complex="12pt" style:font-weight-complex="normal"/>
    </style:style>
    <style:style style:name="P10" style:family="paragraph" style:parent-style-name="Standard">
      <style:text-properties style:font-name="Liberation Serif" fo:font-size="12pt" fo:font-weight="normal" officeooo:rsid="0012afcc" officeooo:paragraph-rsid="0012afcc" style:font-size-asian="12pt" style:font-weight-asian="normal" style:font-size-complex="12pt" style:font-weight-complex="normal"/>
    </style:style>
    <style:style style:name="P11" style:family="paragraph" style:parent-style-name="Standard">
      <style:text-properties style:font-name="Liberation Serif" fo:font-size="12pt" fo:font-weight="normal" officeooo:rsid="00131338" officeooo:paragraph-rsid="00131338" style:font-size-asian="12pt" style:font-weight-asian="normal" style:font-size-complex="12pt" style:font-weight-complex="normal"/>
    </style:style>
    <style:style style:name="P12" style:family="paragraph" style:parent-style-name="Standard">
      <style:text-properties fo:font-weight="normal" officeooo:paragraph-rsid="0012afcc" style:font-weight-asian="normal" style:font-weight-complex="normal"/>
    </style:style>
    <style:style style:name="T1" style:family="text">
      <style:text-properties style:font-name="Arial" fo:font-size="10pt" fo:language="es" fo:country="ES" fo:font-style="italic" style:font-size-asian="10pt" style:font-style-asian="italic" style:font-name-complex="Arial" style:font-size-complex="10pt"/>
    </style:style>
    <style:style style:name="T2" style:family="text">
      <style:text-properties fo:font-size="10pt" fo:language="es" fo:country="ES" fo:font-style="italic" style:font-size-asian="10pt" style:font-style-asian="italic" style:font-name-complex="Arial" style:font-size-complex="10pt"/>
    </style:style>
    <style:style style:name="T3" style:family="text">
      <style:text-properties fo:language="es" fo:country="ES" style:font-name-complex="Arial"/>
    </style:style>
    <style:style style:name="T4" style:family="text">
      <style:text-properties fo:language="es" fo:country="ES" officeooo:rsid="0013023d" style:font-name-complex="Arial"/>
    </style:style>
    <style:style style:name="T5" style:family="text">
      <style:text-properties fo:language="es" fo:country="ES" fo:font-weight="normal" style:font-weight-asian="normal" style:font-name-complex="Arial" style:font-weight-complex="normal"/>
    </style:style>
    <style:style style:name="T6" style:family="text">
      <style:text-properties fo:language="es" fo:country="ES" fo:font-weight="normal" officeooo:rsid="0012afcc" style:font-weight-asian="normal" style:font-name-complex="Arial" style:font-weight-complex="normal"/>
    </style:style>
    <style:style style:name="T7" style:family="text">
      <style:text-properties fo:language="es" fo:country="ES" fo:font-style="italic" style:font-style-asian="italic" style:font-name-complex="Arial"/>
    </style:style>
    <style:style style:name="T8" style:family="text">
      <style:text-properties style:font-name="Liberation Serif" fo:font-size="12pt" fo:font-weight="bold" officeooo:rsid="0012afcc" style:font-size-asian="12pt" style:font-weight-asian="bold" style:font-size-complex="12pt" style:font-weight-complex="bold"/>
    </style:style>
    <style:style style:name="T9" style:family="text">
      <style:text-properties style:font-name="Liberation Serif" fo:font-size="12pt" officeooo:rsid="0012afcc" style:font-size-asian="12pt" style:font-size-complex="12pt"/>
    </style:style>
    <style:style style:name="T10" style:family="text">
      <style:text-properties officeooo:rsid="0012afcc"/>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ituto Politécnico Nacional</text:p>
      <text:p text:style-name="P2">Centro de Innovación y Desarrolo Tecnológico en Cómputo</text:p>
      <text:p text:style-name="P2">Maestría en Tecnología de Cómputo</text:p>
      <text:p text:style-name="P2">Programación Paralela</text:p>
      <text:p text:style-name="P2">Primera Evaluación</text:p>
      <text:p text:style-name="P1"/>
      <text:p text:style-name="P1">Miguel Ángel Mendoza Guadarrama</text:p>
      <text:p text:style-name="P1"/>
      <text:p text:style-name="P3">I.</text:p>
      <text:p text:style-name="P3">1.¿Cuál es la diferencia básica entre procesamiento paralelo y proecesamiento distribuido?</text:p>
      <text:p text:style-name="P7">La distancia entre unidades, para procesamiento paralelo es de centímetros y para el procesamiento distribuido es de metros o kilómetros. </text:p>
      <text:p text:style-name="P7"/>
      <text:p text:style-name="P3">2. ¿Cuándo podemos hablar de que un problema puede ser paralelizable?</text:p>
      <text:p text:style-name="P7">Cuando un problema se puede dividir en subproblemas que no tienen dependencia de datos, es decir que es inherentemente secuencial.</text:p>
      <text:p text:style-name="P7"/>
      <text:p text:style-name="P3">3. ¿Qué elementos de cómputo pueden paralelizarse?</text:p>
      <text:p text:style-name="P11">Procesadores y memoria para: d<text:span text:style-name="T7">iseño de computadoras, diseño de algoritmos, aplicaciones de alto nivel, desarrollo de lenguajes de programación, desarrollo de utilerías de programación, portabilidad de aplicaciones, datos, tareas. </text:span></text:p>
      <text:p text:style-name="P7"/>
      <text:p text:style-name="P3">4. Explica que es la latencia.</text:p>
      <text:p text:style-name="P12"><text:span text:style-name="T9">Es un concepto relacionado con el desempeño en cuanto a tiempos de ejecución. Es la suma de </text:span>suma de retardos temporales que dura en llegar una acción desde su punto de inicio <text:span text:style-name="T10">hasta su punto de destino.</text:span></text:p>
      <text:p text:style-name="P12"/>
      <text:p text:style-name="P4">5. <text:span text:style-name="T3">Menciona cual es la clasificación de arquitecturas paralelas que propuso Michael J. Flynn en 1972 y describe cada una de ellas: </text:span></text:p>
      <text:p text:style-name="P5"><text:span text:style-name="T3">SISD (Single Instruction Single Data): </text:span><text:span text:style-name="T5">este tipo de máquinas utilizan un solo procesador y</text:span></text:p>
      <text:p text:style-name="P8"><text:span text:style-name="T3">ejecutan una instrucción con un conjunto de datos simple de</text:span></text:p>
      <text:p text:style-name="P9"><text:span text:style-name="T3">manera secuencial.</text:span></text:p>
      <text:p text:style-name="P6"><text:span text:style-name="T3">SIMD (Single Instruction Multiple Data): </text:span><text:span text:style-name="T6">Esta arquitectura está constituida de p procesadores idénticos, los cuales poseen una memoria local. Trabajan bajo un solo flujo de instrucciones salido de una unidad central de control por lo que se tienen p flujos de datos. Cabe mencionar que los procesadores trabajan de manera síncrona; en cada etapa, los procesadores ejecutan la misma instrucción sobre datos diferentes.</text:span></text:p>
      <text:p text:style-name="P6"><text:span text:style-name="T3">MISD (Multiple Instruction Single Data): </text:span><text:span text:style-name="T6">Esta arquitectura es un modelo teórico que efectúa un número de diferentes operaciones para un solo conjunto de datos. Hasta el momento ninguna computadora ha sido diseñada empleando este tipo de arquitectura.</text:span></text:p>
      <text:p text:style-name="P6"><text:span text:style-name="T3">MIMD (Multiple Instruction Multiple Data): </text:span><text:span text:style-name="T6">está conformada por p procesadores, p flujos de instrucciones y p flujos de datos. Cada uno de estos procesadores trabaja de modo asíncrono bajo el control de un flujo de instrucciones proveniente de su propia unidad de control. Los procesadores son capaces de ejecutar un programa diferente sobre diferentes datos, de manera simultánea.</text:span></text:p>
      <text:p text:style-name="P3"><text:span text:style-name="T3"/></text:p>
      <text:p text:style-name="P3"><text:span text:style-name="T3">II. Elabora un programa en C utilizando la biblioteca de POSIX(pthread.h) que calcule el rango de números primos que van de 400,000 a 450,000 implementándolo con 4, 8, 16 y 32 hilos. Al final registra los resultados del tiempo que se tomó en una tabla.</text:span></text:p>
      <text:p text:style-name="P10"><text:soft-page-break/><text:span text:style-name="T3">Se encontraron 11462 números primos en el intervalo de 400,000 a 550,000. </text:span><text:span text:style-name="T4">Se inluye en la carpeta una lista con todos los número primos encontrados y pantallas como evidencia para cada hilo.</text:span></text:p>
      <text:p text:style-name="P3"/>
      <text:p text:style-name="P3"><draw:frame draw:style-name="fr1" draw:name="Object1" text:anchor-type="paragraph" svg:width="1.7783in" svg:height="0.8898in" draw:z-index="0"><draw:object xlink:href="./Object 1" xlink:type="simple" xlink:show="embed" xlink:actuate="onLoad"/><draw:image xlink:href="./ObjectReplacements/Object 1" xlink:type="simple" xlink:show="embed" xlink:actuate="onLoad"/><svg:desc>OLE-object</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22:28:19.123515150</meta:creation-date>
    <dc:date>2018-04-15T23:20:59.264373607</dc:date>
    <meta:editing-duration>PT4M45S</meta:editing-duration>
    <meta:editing-cycles>1</meta:editing-cycles>
    <meta:document-statistic meta:table-count="0" meta:image-count="0" meta:object-count="1" meta:page-count="2" meta:paragraph-count="24" meta:word-count="449" meta:character-count="2915" meta:non-whitespace-character-count="2487"/>
    <meta:generator>LibreOffice/5.1.6.2$Linux_X86_64 LibreOffice_project/1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default-cell-style-name="Default"/>
        <table:table-column table:style-name="co1" table:number-columns-repeated="2" table:default-cell-style-name="ce1"/>
        <table:table-row table:style-name="ro1">
          <table:table-cell/>
          <table:table-cell table:style-name="Default" table:number-columns-repeated="2"/>
        </table:table-row>
        <table:table-row table:style-name="ro1">
          <table:table-cell/>
          <table:table-cell office:value-type="string" calcext:value-type="string">
            <text:p>hilos</text:p>
          </table:table-cell>
          <table:table-cell office:value-type="string" calcext:value-type="string">
            <text:p>tiempo</text:p>
          </table:table-cell>
        </table:table-row>
        <table:table-row table:style-name="ro1">
          <table:table-cell/>
          <table:table-cell office:value-type="float" office:value="4" calcext:value-type="float">
            <text:p>4</text:p>
          </table:table-cell>
          <table:table-cell office:value-type="string" calcext:value-type="string">
            <text:p>0.158s</text:p>
          </table:table-cell>
        </table:table-row>
        <table:table-row table:style-name="ro1">
          <table:table-cell/>
          <table:table-cell office:value-type="float" office:value="8" calcext:value-type="float">
            <text:p>8</text:p>
          </table:table-cell>
          <table:table-cell office:value-type="string" calcext:value-type="string">
            <text:p>0.159s</text:p>
          </table:table-cell>
        </table:table-row>
        <table:table-row table:style-name="ro1">
          <table:table-cell/>
          <table:table-cell office:value-type="float" office:value="16" calcext:value-type="float">
            <text:p>16</text:p>
          </table:table-cell>
          <table:table-cell office:value-type="string" calcext:value-type="string">
            <text:p>0.159s</text:p>
          </table:table-cell>
        </table:table-row>
        <table:table-row table:style-name="ro1">
          <table:table-cell/>
          <table:table-cell office:value-type="float" office:value="32" calcext:value-type="float">
            <text:p>32</text:p>
          </table:table-cell>
          <table:table-cell office:value-type="string" calcext:value-type="string">
            <text:p>0.159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5">00/00/0000</text:date>, <text:time style:data-style-name="N2" text:time-value="22:55:51.843265938">00:00:00</text:time></text:p>
        </style:region-right>
      </style:header>
      <style:header-left style:display="false"/>
      <style:footer>
        <text:p>Page <text:page-number>1</text:page-number> / <text:page-count>99</text:page-count></text:p>
      </style:footer>
      <style:footer-left style:display="false"/>
    </style:master-page>
  </office:master-styles>
</office:document-styles>
</file>